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a3b8cb" draw:textarea-horizontal-align="center" draw:textarea-vertical-align="middle"/>
    </style:style>
    <style:style style:name="gr2" style:family="graphic" style:parent-style-name="standard">
      <style:graphic-properties draw:fill="solid" draw:fill-color="#f8d583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="solid" draw:fill-color="#00ff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5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4.605cm" svg:height="8.89cm" svg:x="1.635cm" svg:y="14.97cm">
          <text:p text:style-name="P10"/>
        </draw:rect>
        <draw:rect draw:style-name="gr2" draw:text-style-name="P1" draw:layer="layout" svg:width="8.89cm" svg:height="6.985cm" svg:x="1.635cm" svg:y="7.35cm">
          <text:p text:style-name="P10"/>
        </draw:rect>
        <draw:frame draw:style-name="gr3" draw:text-style-name="P3" draw:layer="layout" svg:width="9.489cm" svg:height="0.962cm" svg:x="5.445cm" svg:y="1.635cm">
          <draw:text-box>
            <text:p text:style-name="P2"><text:span text:style-name="T1">Diagram of XSLT Organization</text:span></text:p>
          </draw:text-box>
        </draw:frame>
        <draw:frame draw:style-name="gr3" draw:text-style-name="P5" draw:layer="layout" svg:width="14.98cm" svg:height="0.806cm" svg:x="2.905cm" svg:y="2.905cm">
          <draw:text-box>
            <text:p text:style-name="P4"><text:span text:style-name="T2">For SolBook 3.5 XML transforms to HTML in project Indiana style </text:span></text:p>
          </draw:text-box>
        </draw:frame>
        <draw:rect draw:style-name="gr4" draw:text-style-name="P7" draw:layer="layout" svg:width="6.985cm" svg:height="2.54cm" svg:x="2.27cm" svg:y="4.175cm">
          <text:p text:style-name="P6"><text:span text:style-name="T3">solbook_HTML_TOP_indiana.xsl</text:span></text:p>
        </draw:rect>
        <draw:frame draw:style-name="gr3" draw:text-style-name="P9" draw:layer="layout" svg:width="7.322cm" svg:height="0.725cm" svg:x="9.255cm" svg:y="4.175cm">
          <draw:text-box>
            <text:p text:style-name="P8"><text:span text:style-name="T3">Includes all other stylesheets needed</text:span></text:p>
          </draw:text-box>
        </draw:frame>
        <draw:frame draw:style-name="gr3" draw:text-style-name="P9" draw:layer="layout" svg:width="5.942cm" svg:height="0.725cm" svg:x="9.255cm" svg:y="4.81cm">
          <draw:text-box>
            <text:p text:style-name="P10"><text:span text:style-name="T3">Very specific to this transform</text:span></text:p>
          </draw:text-box>
        </draw:frame>
        <draw:rect draw:style-name="gr4" draw:text-style-name="P7" draw:layer="layout" svg:width="7.62cm" svg:height="1.27cm" svg:x="2.27cm" svg:y="8.62cm">
          <text:p text:style-name="P11"><text:span text:style-name="T3">solbook_navlink_template_indiana.xsl</text:span></text:p>
        </draw:rect>
        <draw:rect draw:style-name="gr4" draw:text-style-name="P7" draw:layer="layout" svg:width="7.62cm" svg:height="1.27cm" svg:x="2.27cm" svg:y="10.525cm">
          <text:p text:style-name="P11"><text:span text:style-name="T3">solbook_toc_template_indiana.xsl</text:span></text:p>
        </draw:rect>
        <draw:rect draw:style-name="gr4" draw:text-style-name="P7" draw:layer="layout" svg:width="7.62cm" svg:height="1.27cm" svg:x="2.27cm" svg:y="12.43cm">
          <text:p text:style-name="P11"><text:span text:style-name="T3">solbook_page_template_indiana.xsl</text:span></text:p>
        </draw:rect>
        <draw:frame draw:style-name="gr3" draw:text-style-name="P9" draw:layer="layout" svg:width="8.287cm" svg:height="1.199cm" svg:x="1.635cm" svg:y="7.421cm">
          <draw:text-box>
            <text:p text:style-name="P10"><text:span text:style-name="T3">These 3 templates are all specific to the </text:span></text:p>
            <text:p text:style-name="P10"><text:span text:style-name="T3">indiana style and not easily reusable as is.</text:span></text:p>
          </draw:text-box>
        </draw:frame>
        <draw:frame draw:style-name="gr3" draw:text-style-name="P9" draw:layer="layout" svg:width="7.851cm" svg:height="0.725cm" svg:x="10.929cm" svg:y="8.62cm">
          <draw:text-box>
            <text:p text:style-name="P10"><text:span text:style-name="T3">Creates navigation links between pages</text:span></text:p>
          </draw:text-box>
        </draw:frame>
        <draw:frame draw:style-name="gr3" draw:text-style-name="P9" draw:layer="layout" svg:width="8.99cm" svg:height="0.725cm" svg:x="11.06cm" svg:y="10.525cm">
          <draw:text-box>
            <text:p text:style-name="P10"><text:span text:style-name="T3">Creates an overall TOC, specific to each page</text:span></text:p>
          </draw:text-box>
        </draw:frame>
        <draw:frame draw:style-name="gr3" draw:text-style-name="P9" draw:layer="layout" svg:width="7.694cm" svg:height="0.725cm" svg:x="11.086cm" svg:y="12.43cm">
          <draw:text-box>
            <text:p text:style-name="P10"><text:span text:style-name="T3">Defines the actual layout for each page</text:span></text:p>
          </draw:text-box>
        </draw:frame>
        <draw:rect draw:style-name="gr5" draw:text-style-name="P7" draw:layer="layout" svg:width="6.35cm" svg:height="1.27cm" svg:x="2.27cm" svg:y="16.24cm">
          <text:p text:style-name="P11"><text:span text:style-name="T3">solbook_HTML_blocks.xsl</text:span></text:p>
        </draw:rect>
        <draw:rect draw:style-name="gr5" draw:text-style-name="P7" draw:layer="layout" svg:width="6.35cm" svg:height="1.27cm" svg:x="2.27cm" svg:y="18.145cm">
          <text:p text:style-name="P11"><text:span text:style-name="T3">solbook_HTML_info.xsl</text:span></text:p>
        </draw:rect>
        <draw:rect draw:style-name="gr5" draw:text-style-name="P7" draw:layer="layout" svg:width="6.35cm" svg:height="1.27cm" svg:x="2.27cm" svg:y="20.05cm">
          <text:p text:style-name="P11"><text:span text:style-name="T3">solbook_HTML_blocks.xsl</text:span></text:p>
        </draw:rect>
        <draw:rect draw:style-name="gr5" draw:text-style-name="P7" draw:layer="layout" svg:width="6.35cm" svg:height="1.27cm" svg:x="9.255cm" svg:y="16.24cm">
          <text:p text:style-name="P11"><text:span text:style-name="T3">solbook_HTML_inlines.xsl</text:span></text:p>
        </draw:rect>
        <draw:rect draw:style-name="gr5" draw:text-style-name="P7" draw:layer="layout" svg:width="6.35cm" svg:height="1.27cm" svg:x="9.255cm" svg:y="18.145cm">
          <text:p text:style-name="P11"><text:span text:style-name="T3">solbook_HTML_links.xsl</text:span></text:p>
        </draw:rect>
        <draw:rect draw:style-name="gr5" draw:text-style-name="P7" draw:layer="layout" svg:width="6.35cm" svg:height="1.27cm" svg:x="9.255cm" svg:y="20.05cm">
          <text:p text:style-name="P11"><text:span text:style-name="T3">solbook_HTML_media.xsl</text:span></text:p>
        </draw:rect>
        <draw:rect draw:style-name="gr5" draw:text-style-name="P7" draw:layer="layout" svg:width="6.35cm" svg:height="1.27cm" svg:x="2.27cm" svg:y="21.955cm">
          <text:p text:style-name="P11"><text:span text:style-name="T3">solbook_HTML_tables.xsl</text:span></text:p>
        </draw:rect>
        <draw:frame draw:style-name="gr3" draw:text-style-name="P9" draw:layer="layout" svg:width="13.536cm" svg:height="1.199cm" svg:x="2.069cm" svg:y="15.041cm">
          <draw:text-box>
            <text:p text:style-name="P10"><text:span text:style-name="T3">These stylesheets should be highly reusable for other types of SolBook</text:span></text:p>
            <text:p text:style-name="P10"><text:span text:style-name="T3"><text:s/></text:span><text:span text:style-name="T3">to HTML transforms.</text:span></text:p>
          </draw:text-box>
        </draw:frame>
        <draw:rect draw:style-name="gr5" draw:text-style-name="P1" draw:layer="layout" svg:width="5.715cm" svg:height="1.27cm" svg:x="1.635cm" svg:y="24.495cm">
          <text:p text:style-name="P11">html_fileWriter.xsl</text:p>
        </draw:rect>
        <draw:frame draw:style-name="gr6" draw:text-style-name="P8" draw:layer="layout" svg:width="10.946cm" svg:height="2.147cm" svg:x="7.834cm" svg:y="24.495cm">
          <draw:text-box>
            <text:p text:style-name="P10"><text:span text:style-name="T3">This is a utility stylesheet which should be reusable for a </text:span></text:p>
            <text:p text:style-name="P10"><text:span text:style-name="T3">variety of HTML transforms. This contains the only </text:span></text:p>
            <text:p text:style-name="P10"><text:span text:style-name="T3">processor-dependencies in this set of stylesheets.</text:span></text:p>
            <text:p text:style-name="P10"><text:span text:style-name="T3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Solaris_Sparc OpenOffice.org_project/680m9$Build-9238</meta:generator>
    <meta:initial-creator>Mark Brundege</meta:initial-creator>
    <meta:creation-date>2008-04-30T13:37:04</meta:creation-date>
    <dc:creator>Mark Brundege</dc:creator>
    <dc:date>2008-04-30T13:59:31</dc:date>
    <meta:editing-cycles>1</meta:editing-cycles>
    <meta:editing-duration>PT22M3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